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officeooo:paragraph-rsid="002e8418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style:font-name="Liberation Serif1" fo:font-size="12pt" officeooo:rsid="00484ee4" officeooo:paragraph-rsid="00267735"/>
    </style:style>
    <style:style style:name="P14" style:family="paragraph" style:parent-style-name="Table_20_Contents">
      <style:text-properties style:font-name="Liberation Serif1" fo:font-size="12pt" officeooo:paragraph-rsid="00267735"/>
    </style:style>
    <style:style style:name="P15" style:family="paragraph" style:parent-style-name="Table_20_Contents">
      <style:text-properties officeooo:paragraph-rsid="00267735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8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9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8418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fo:color="#000000" officeooo:rsid="002c239f"/>
    </style:style>
    <style:style style:name="T9" style:family="text">
      <style:text-properties officeooo:rsid="013d0498"/>
    </style:style>
    <style:style style:name="T10" style:family="text">
      <style:text-properties officeooo:rsid="003c9d6c"/>
    </style:style>
    <style:style style:name="T11" style:family="text">
      <style:text-properties style:use-window-font-color="true" officeooo:rsid="003c9d6c"/>
    </style:style>
    <style:style style:name="T12" style:family="text">
      <style:text-properties style:use-window-font-color="true" officeooo:rsid="003c9d6c" fo:background-color="#ffffff" loext:char-shading-value="0"/>
    </style:style>
    <style:style style:name="T13" style:family="text">
      <style:text-properties officeooo:rsid="003c9d6c" fo:background-color="#ffffff" loext:char-shading-value="0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f9f1a9" fo:background-color="#ffffff" loext:char-shading-value="0"/>
    </style:style>
    <style:style style:name="T16" style:family="text">
      <style:text-properties officeooo:rsid="003118f8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f57a"/>
    </style:style>
    <style:style style:name="T21" style:family="text">
      <style:text-properties officeooo:rsid="0118ff4b"/>
    </style:style>
    <style:style style:name="T22" style:family="text">
      <style:text-properties officeooo:rsid="011e3475"/>
    </style:style>
    <style:style style:name="T23" style:family="text">
      <style:text-properties officeooo:rsid="0059ec4d"/>
    </style:style>
    <style:style style:name="T24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1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618in" svg:y="0.0272in" svg:width="0.8898in" svg:height="0.8055in" draw:z-index="2"><draw:image xlink:href="Pictures/100000000000015300000133FC145E41.jpg" xlink:type="simple" xlink:show="embed" xlink:actuate="onLoad"/></draw:frame></text:p>
      <text:p text:style-name="P7"/>
      <text:p text:style-name="P7">C<text:span text:style-name="T21">ertidão De Matrícula</text:span></text:p>
      <text:p text:style-name="P7"/>
      <text:p text:style-name="P17"><text:text-input text:description="${documentSignature.responsibleName}">${documentSignature.responsibleName}</text:text-input><text:span text:style-name="T10">, </text:span><text:span text:style-name="T10"><text:text-input text:description="${lang.pt(documentSignature.responsibleFunction)}">${lang.pt(documentSignature.responsibleFunction)}</text:text-input></text:span><text:span text:style-name="T10"> da </text:span><text:span text:style-name="T6">Faculdade de </text:span><text:span text:style-name="T2">Medicina Veterinária</text:span><text:span text:style-name="T8"> </text:span><text:span text:style-name="T6">da Universidade de Lisboa,</text:span></text:p>
      <text:p text:style-name="P18"><text:span text:style-name="T10">Certifica, em face dos registos existentes nesta Faculdade, que </text:span><text:span text:style-name="T10"><text:text-input text:description="${person.name}">${person.name}</text:text-input></text:span><text:span text:style-name="T10">, </text:span><text:span text:style-name="T10"><text:text-input text:description="[#if person.female]">[#if person.female]</text:text-input></text:span><text:span text:style-name="T10">aluna</text:span><text:span text:style-name="T10"><text:text-input text:description="[#elseif person.male]">[#elseif person.male]</text:text-input></text:span><text:span text:style-name="T10">aluno</text:span><text:span text:style-name="T10"><text:text-input text:description="[/#if]">[/#if]</text:text-input></text:span><text:span text:style-name="T10"> n.º </text:span><text:span text:style-name="T10"><text:text-input text:description="${person.student.number}">${person.student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</text:span><text:span text:style-name="T11"> </text:span><text:text-input text:description="${lang.pt(person.idDocumentType.localizedNameI18N)}">${lang.pt(person.idDocumentType.localizedNameI18N)}</text:text-input><text:span text:style-name="T12"> n.º </text:span><text:text-input text:description="${person.documentIdNumber}">${person.documentIdNumber}</text:text-input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</text:span><text:span text:style-name="T13">realizou a matrícula no Curso de </text:span><text:text-input text:description="${lang.pt(curricularPlanInformation.degreeName)}">${lang.pt(curricularPlanInformation.degreeName)}</text:text-input><text:span text:style-name="T13"> no ano letivo d</text:span><text:span text:style-name="T15">e </text:span><text:text-input text:description="${registration.startExecutionYear.name}">${registration.startExecutionYear.name}</text:text-input><text:span text:style-name="T13">.</text:span></text:p>
      <text:p text:style-name="P19"/>
      <text:p text:style-name="P10"><text:text-input text:description="[#if serviceRequest.documentPurposeType??]">[#if serviceRequest.documentPurposeType??]</text:text-input></text:p>
      <text:p text:style-name="P15"><text:text-input text:description="[#if serviceRequest.documentPurposeType.name() != &quot;Z&quot;]">[#if serviceRequest.documentPurposeType == "FAMILY_ALLOWANCE"]</text:text-input>Este certificado<text:span text:style-name="T3"> </text:span><text:span text:style-name="T4">serve como comprovativo</text:span><text:span text:style-name="T3"> </text:span>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5"><text:s/></text:span><text:span text:style-name="T4">serve como comprovativo</text:span><text:span text:style-name="T5"> </text:span><text:span text:style-name="T7">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5"/>
      <text:p text:style-name="P14"><text:text-input text:description="[/#if]">[/#if]</text:text-input></text:p>
      <text:p text:style-name="P13"><text:span text:style-name="T22">A</text:span> presente certi<text:span text:style-name="T22">dão</text:span> <text:span text:style-name="T23">vai</text:span> firmad<text:span text:style-name="T24">a</text:span> com o selo branco em uso nesta Faculdade.</text:p>
      <text:p text:style-name="P10"/>
      <text:p text:style-name="P10"/>
      <text:p text:style-name="P11"><text:span text:style-name="T6">Faculdade de </text:span><text:span text:style-name="T2">Medicina Veterinária</text:span><text:span text:style-name="T6"> da Universidade de Lisboa</text:span><text:span text:style-name="T18">, em </text:span><text:span text:style-name="T20"><text:text-input text:description="${lang.pt(dates.extendedDate(localizedDate.nowDate()))}">${lang.pt(dates.extendedDate(localizedDate.nowDate()))}</text:text-input></text:span><text:span text:style-name="T14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6"><text:text-input text:description="[#if hasPricetag]">[#if hasPricetag]</text:text-input></text:p>
            <text:p text:style-name="P20"><text:span text:style-name="T17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5.B1" office:value-type="string">
            <text:p text:style-name="P12"><text:span text:style-name="T16">A</text:span><text:span text:style-name="T14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e841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8418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6T12:11:09.160303129</dc:date>
    <meta:editing-duration>PT52M11S</meta:editing-duration>
    <meta:editing-cycles>28</meta:editing-cycles>
    <meta:generator>LibreOffice/4.2.8.2$Linux_X86_64 LibreOffice_project/420m0$Build-2</meta:generator>
    <meta:document-statistic meta:table-count="2" meta:image-count="2" meta:object-count="0" meta:page-count="1" meta:paragraph-count="16" meta:word-count="284" meta:character-count="2196" meta:non-whitespace-character-count="2031"/>
  </office:meta>
</office:document-meta>
</file>